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Material consulta Nintendo 15/04/2022</text:p>
      <text:p text:style-name="Standard"/>
      <text:p text:style-name="Standard">(Hiroshi Yamauchi)</text:p>
      <text:p text:style-name="Standard"/>
      <text:p text:style-name="Standard"><text:a xlink:type="simple" xlink:href="https://pt.wikipedia.org/wiki/Hiroshi_Yamauchi">https://pt.wikipedia.org/wiki/Hiroshi_Yamauchi</text:a></text:p>
      <text:p text:style-name="Standard"/>
      <text:p text:style-name="Standard">(Canal Aperte Start)</text:p>
      <text:p text:style-name="Standard"><text:a xlink:type="simple" xlink:href="https://www.youtube.com/watch?v=o-rbY0l4Shc">https://www.youtube.com/watch?v=o-rbY0l4Shc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glielmo  Henriques Targino</meta:initial-creator>
    <meta:creation-date>2022-04-15T16:34:28.65</meta:creation-date>
    <dc:date>2022-04-15T16:58:32.30</dc:date>
    <dc:creator>Guglielmo  Henriques Targino</dc:creator>
    <meta:editing-duration>PT00H10M18S</meta:editing-duration>
    <meta:editing-cycles>5</meta:editing-cycles>
    <meta:generator>BrOffice.org/3.1$Win32 OpenOffice.org_project/310m19$Build-9420</meta:generator>
    <meta:document-statistic meta:table-count="0" meta:image-count="0" meta:object-count="0" meta:page-count="1" meta:paragraph-count="5" meta:word-count="11" meta:character-count="167"/>
  </office:meta>
</office:document-meta>
</file>